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05in" style:use-optimal-column-width="false"/>
    </style:style>
    <style:style style:name="Table2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paragraph-properties fo:break-before="page"/>
    </style:style>
    <style:style style:name="P7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" style:parent-style-name="Absatz-Standardschriftart" style:family="text">
      <style:text-properties fo:font-weight="bold" style:font-weight-asian="bold" style:font-weight-complex="bold"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paragraph-properties fo:break-before="page"/>
    </style:style>
    <style:style style:name="P8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weight="bold" style:font-weight-asian="bold" style:font-weight-complex="bold"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font-weight="bold" style:font-weight-asian="bold" style:font-weight-complex="bold"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Absatz-Standardschriftart" style:family="text">
      <style:text-properties fo:font-weight="bold" style:font-weight-asian="bold" style:font-weight-complex="bold"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paragraph-properties fo:break-before="page"/>
    </style:style>
    <style:style style:name="P11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weight="bold" style:font-weight-asian="bold" style:font-weight-complex="bold"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font-weight="bold" style:font-weight-asian="bold" style:font-weight-complex="bold"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Standard" style:family="paragraph">
      <style:text-properties fo:language="en" fo:country="US"/>
    </style:style>
    <style:style style:name="P131" style:parent-style-name="Standard" style:family="paragraph"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T134" style:parent-style-name="Absatz-Standardschriftart" style:family="text">
      <style:text-properties fo:language="en" fo:country="US"/>
    </style:style>
    <style:style style:name="T135" style:parent-style-name="Absatz-Standardschriftart" style:family="text">
      <style:text-properties fo:font-weight="bold" style:font-weight-asian="bold" style:font-weight-complex="bold"/>
    </style:style>
    <style:style style:name="P136" style:parent-style-name="Standard" style:family="paragraph">
      <style:text-properties fo:language="en" fo:country="US"/>
    </style:style>
    <style:style style:name="P137" style:parent-style-name="Standard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paragraph-properties fo:break-before="page"/>
    </style:style>
    <style:style style:name="P140" style:parent-style-name="Standard" style:family="paragraph">
      <style:text-properties fo:language="en" fo:country="US"/>
    </style:style>
    <style:style style:name="P141" style:parent-style-name="Standard" style:family="paragraph">
      <style:text-properties fo:language="en" fo:country="US"/>
    </style:style>
    <style:style style:name="P142" style:parent-style-name="Standard" style:family="paragraph">
      <style:text-properties fo:language="en" fo:country="US"/>
    </style:style>
  </office:automatic-styles>
  <office:body>
    <office:text text:use-soft-page-breaks="true">
      <text:p text:style-name="P1">Botnet Strom Protokoll für I2C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Byte</text:p>
          </table:table-cell>
          <table:table-cell table:style-name="TableCell8">
            <text:p text:style-name="TableContents">400khz</text:p>
          </table:table-cell>
          <table:table-cell table:style-name="TableCell9">
            <text:p text:style-name="TableContents">1000khz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25us</text:p>
          </table:table-cell>
          <table:table-cell table:style-name="TableCell13">
            <text:p text:style-name="TableContents">10us</text:p>
          </table:table-cell>
        </table:table-row>
        <table:table-row table:style-name="TableRow14">
          <table:table-cell table:style-name="TableCell15">
            <text:p text:style-name="TableContents">2</text:p>
          </table:table-cell>
          <table:table-cell table:style-name="TableCell16">
            <text:p text:style-name="TableContents">50us</text:p>
          </table:table-cell>
          <table:table-cell table:style-name="TableCell17">
            <text:p text:style-name="TableContents">20us</text:p>
          </table:table-cell>
        </table:table-row>
        <table:table-row table:style-name="TableRow18">
          <table:table-cell table:style-name="TableCell19">
            <text:p text:style-name="TableContents">4</text:p>
          </table:table-cell>
          <table:table-cell table:style-name="TableCell20">
            <text:p text:style-name="TableContents">100us</text:p>
          </table:table-cell>
          <table:table-cell table:style-name="TableCell21">
            <text:p text:style-name="TableContents">40us</text:p>
          </table:table-cell>
        </table:table-row>
        <table:table-row table:style-name="TableRow22">
          <table:table-cell table:style-name="TableCell23">
            <text:p text:style-name="TableContents">8</text:p>
          </table:table-cell>
          <table:table-cell table:style-name="TableCell24">
            <text:p text:style-name="TableContents">200us</text:p>
          </table:table-cell>
          <table:table-cell table:style-name="TableCell25">
            <text:p text:style-name="TableContents">80us</text:p>
          </table:table-cell>
        </table:table-row>
        <table:table-row table:style-name="TableRow26">
          <table:table-cell table:style-name="TableCell27">
            <text:p text:style-name="TableContents">16</text:p>
          </table:table-cell>
          <table:table-cell table:style-name="TableCell28">
            <text:p text:style-name="TableContents">400us</text:p>
          </table:table-cell>
          <table:table-cell table:style-name="TableCell29">
            <text:p text:style-name="TableContents">160us</text:p>
          </table:table-cell>
        </table:table-row>
        <table:table-row table:style-name="TableRow30">
          <table:table-cell table:style-name="TableCell31">
            <text:p text:style-name="TableContents">32</text:p>
          </table:table-cell>
          <table:table-cell table:style-name="TableCell32">
            <text:p text:style-name="TableContents">800us</text:p>
          </table:table-cell>
          <table:table-cell table:style-name="TableCell33">
            <text:p text:style-name="TableContents">320us</text:p>
          </table:table-cell>
        </table:table-row>
        <table:table-row table:style-name="TableRow34">
          <table:table-cell table:style-name="TableCell35">
            <text:p text:style-name="TableContents">64</text:p>
          </table:table-cell>
          <table:table-cell table:style-name="TableCell36">
            <text:p text:style-name="TableContents">1600us</text:p>
          </table:table-cell>
          <table:table-cell table:style-name="TableCell37">
            <text:p text:style-name="TableContents">640us</text:p>
          </table:table-cell>
        </table:table-row>
        <table:table-row table:style-name="TableRow38">
          <table:table-cell table:style-name="TableCell39">
            <text:p text:style-name="TableContents">128</text:p>
          </table:table-cell>
          <table:table-cell table:style-name="TableCell40">
            <text:p text:style-name="TableContents">3200us</text:p>
          </table:table-cell>
          <table:table-cell table:style-name="TableCell41">
            <text:p text:style-name="TableContents">1280us</text:p>
          </table:table-cell>
        </table:table-row>
        <table:table-row table:style-name="TableRow42">
          <table:table-cell table:style-name="TableCell43">
            <text:p text:style-name="TableContents">256</text:p>
          </table:table-cell>
          <table:table-cell table:style-name="TableCell44">
            <text:p text:style-name="TableContents">6400us</text:p>
          </table:table-cell>
          <table:table-cell table:style-name="TableCell45">
            <text:p text:style-name="TableContents">2560us</text:p>
          </table:table-cell>
        </table:table-row>
        <table:table-row table:style-name="TableRow46">
          <table:table-cell table:style-name="TableCell47">
            <text:p text:style-name="TableContents">1024</text:p>
          </table:table-cell>
          <table:table-cell table:style-name="TableCell48">
            <text:p text:style-name="TableContents">25600us</text:p>
          </table:table-cell>
          <table:table-cell table:style-name="TableCell49">
            <text:p text:style-name="TableContents">10240us</text:p>
          </table:table-cell>
        </table:table-row>
      </table:table>
      <text:p text:style-name="Standard"/>
      <text:p text:style-name="Standard"/>
      <text:p text:style-name="Standard">BN-Header: (7 Byte)</text:p>
      <text:p text:style-name="Standard"/>
      <text:p text:style-name="Standard">ITTT.PPP0 [DA DA SA SA]<text:s/>AG<text:s/>PS CS</text:p>
      <text:p text:style-name="Standard"/>
      <text:p text:style-name="P50">I: Identifier:</text:p>
      <text:p text:style-name="P51">0: I2C Master/Slave Kommunikation</text:p>
      <text:p text:style-name="P52">1: BN-Kommunikation</text:p>
      <text:p text:style-name="P53"/>
      <text:p text:style-name="P54">TTT: Transmission Typ</text:p>
      <text:p text:style-name="P55">0: Reserved</text:p>
      <text:p text:style-name="P56">1: Short Transmission without SW Ack (only for direct master to slave)</text:p>
      <text:p text:style-name="P57">2: Short Transmission with<text:s/><text:s text:c="5"/>SW Ack<text:s/>(only for direct master to slave)</text:p>
      <text:p text:style-name="P58">3: Full Transmission<text:s/><text:s text:c="2"/>without SW Ack</text:p>
      <text:p text:style-name="P59">4: Full Transmission<text:s text:c="2"/><text:s/>with<text:s text:c="5"/><text:s/>SW Ack</text:p>
      <text:p text:style-name="P60">5: Full Transmission<text:s/><text:s text:c="2"/>without SW Ack<text:s/>and Age Counter</text:p>
      <text:p text:style-name="P61">6: Full Transmission<text:s/><text:s text:c="2"/>with<text:s/><text:s text:c="5"/>SW Ack<text:s/>and Age Counter</text:p>
      <text:p text:style-name="P62">7: Ack Transmission</text:p>
      <text:p text:style-name="P63"/>
      <text:p text:style-name="P64">PPP:<text:s/>Protokoll</text:p>
      <text:p text:style-name="P65">0: Reserved</text:p>
      <text:p text:style-name="P66">1: Message</text:p>
      <text:p text:style-name="P67">2: Stream</text:p>
      <text:p text:style-name="P68">3: Package</text:p>
      <text:p text:style-name="P69">4: Reserved</text:p>
      <text:p text:style-name="P70">5: Reserved</text:p>
      <text:p text:style-name="P71">6: Reserved</text:p>
      <text:p text:style-name="P72">7: Reserved</text:p>
      <text:p text:style-name="P73"/>
      <text:p text:style-name="Standard">CS: Prüfsumme:<text:s/><text:s text:c="2"/>Alles Bytes Protokoll und Daten aufaddiert + 1</text:p>
      <text:p text:style-name="Standard"/>
      <text:p text:style-name="Standard">PS <text:s/>= Größe der Nachricht: Protokoll und Daten: 8 Bit 0..255</text:p>
      <text:p text:style-name="Standard">AG = Alter, Jedesmal wenn die Nachricht weitergleitet wird, Alter++</text:p>
      <text:p text:style-name="P74"/>
      <text:p text:style-name="P75">Msg Protokoll:</text:p>
      <text:p text:style-name="Standard"/>
      <text:p text:style-name="Standard">DA: Datenanzahl = Header.PS – sizeof(Header) - 1</text:p>
      <text:p text:style-name="Standard"/>
      <text:p text:style-name="Standard">MI MD[0..DA]</text:p>
      <text:p text:style-name="Standard"/>
      <text:p text:style-name="Standard">MI: 8 Bit Msg Index: 0..255</text:p>
      <text:p text:style-name="Standard">MD[x]: Msg Daten</text:p>
      <text:p text:style-name="Standard"/>
      <text:p text:style-name="Standard"/>
      <text:p text:style-name="Standard"><text:span text:style-name="T76">Acknowlege: MI MD0</text:span></text:p>
      <text:p text:style-name="P77"/>
      <text:p text:style-name="P78">MD0 <text:s text:c="2"/>= Acknowlege</text:p>
      <text:p text:style-name="P79">0: ACK</text:p>
      <text:p text:style-name="Standard">1: NACK -&gt; Checksumme falsch</text:p>
      <text:p text:style-name="Standard">2: NACK -&gt;<text:s/>Nochmals senden</text:p>
      <text:p text:style-name="Standard">3: NACK -&gt; Nachricht unbekannt</text:p>
      <text:p text:style-name="Standard">4..15: frei</text:p>
      <text:p text:style-name="P80"/>
      <text:p text:style-name="P81">Datenstrom Protokoll:</text:p>
      <text:p text:style-name="Standard"/>
      <text:p text:style-name="Standard"/>
      <text:p text:style-name="P82">DS-Header: CIII.NNNN</text:p>
      <text:p text:style-name="P83"/>
      <text:p text:style-name="P84">C: Command 1 Bit</text:p>
      <text:p text:style-name="P85">0 = Daten</text:p>
      <text:p text:style-name="P86">1 = Command</text:p>
      <text:p text:style-name="P87"/>
      <text:p text:style-name="P88">III <text:s text:c="9"/>= <text:s/>Stream Index 0..7</text:p>
      <text:p text:style-name="Standard">0: Diag/Konsole</text:p>
      <text:p text:style-name="Standard">1..7: frei</text:p>
      <text:p text:style-name="Standard"/>
      <text:p text:style-name="Standard"/>
      <text:p text:style-name="P89">Daten: CIII.NNNN SD[0..DA]</text:p>
      <text:p text:style-name="Standard"/>
      <text:p text:style-name="Standard">NNNN <text:s text:c="2"/>=<text:s/>Nachrichten Index <text:s/>4 Bit 0..15</text:p>
      <text:p text:style-name="Standard"/>
      <text:p text:style-name="Standard">SD: Stream Daten</text:p>
      <text:p text:style-name="Standard"/>
      <text:p text:style-name="P90">DA: Datenanzahl = BN-Header.PS – sizeof(BN-Header) - sizeof(DS-Header)</text:p>
      <text:p text:style-name="P91"/>
      <text:p text:style-name="P92">Commands: CIII.NNNN SD0</text:p>
      <text:p text:style-name="P93"/>
      <text:p text:style-name="P94">NNNN <text:s text:c="2"/>= Command</text:p>
      <text:p text:style-name="P95">0: Ack: Details in SD0</text:p>
      <text:p text:style-name="P96"><text:s text:c="7"/>SD0 <text:s/>= 0: Ack</text:p>
      <text:p text:style-name="P97"><text:s text:c="7"/>SD0 != 0: Nack</text:p>
      <text:p text:style-name="P98">1: Re-Init des<text:s/>Streamsbuffers</text:p>
      <text:p text:style-name="P99">2: Connect to port given by SD0</text:p>
      <text:p text:style-name="P100">3: Disconnect from port given by SD0</text:p>
      <text:p text:style-name="P101">4..15: Reserved</text:p>
      <text:p text:style-name="P102"/>
      <text:p text:style-name="P103">SD0 <text:s text:c="6"/>= Wert 0..255</text:p>
      <text:p text:style-name="P104"/>
      <text:p text:style-name="P105"/>
      <text:p text:style-name="Standard"><text:span text:style-name="T106">Acknowlege: 0III.NNNN</text:span></text:p>
      <text:p text:style-name="P107"/>
      <text:p text:style-name="P108">NNNN <text:s text:c="2"/>= Acknowlege</text:p>
      <text:p text:style-name="P109">0: ACK</text:p>
      <text:p text:style-name="P110">1: NACK -&gt; Checksumme falsch</text:p>
      <text:p text:style-name="Standard">2: NACK -&gt; Nochmals senden</text:p>
      <text:p text:style-name="Standard">3: NACK -&gt; Streambuffer<text:s/>ist voll</text:p>
      <text:p text:style-name="Standard">4: NACK -&gt; Stream Index nicht ok</text:p>
      <text:p text:style-name="Standard">5: NACK -&gt; Nachrichten Index stimmt nicht</text:p>
      <text:p text:style-name="Standard">6: NACK -&gt; Ziel antwortet nicht</text:p>
      <text:p text:style-name="Standard">7..15: frei</text:p>
      <text:p text:style-name="Standard"/>
      <text:p text:style-name="P111"/>
      <text:p text:style-name="P112"/>
      <text:p text:style-name="P113">Paket Protokoll:</text:p>
      <text:p text:style-name="Standard"/>
      <text:p text:style-name="Standard"/>
      <text:p text:style-name="P114">PS-Header: CIII.NNNN NNNN.NNNN</text:p>
      <text:p text:style-name="P115"/>
      <text:p text:style-name="P116">C: Command 1 Bit</text:p>
      <text:p text:style-name="P117">0 = Daten</text:p>
      <text:p text:style-name="P118">1 = Command</text:p>
      <text:p text:style-name="P119"/>
      <text:p text:style-name="P120">III <text:s text:c="9"/>= <text:s/>Packet Index<text:s/>0..7</text:p>
      <text:p text:style-name="P121"/>
      <text:p text:style-name="P122">Daten: CIII NNNN NNNN.NNNN PD[0..DA]</text:p>
      <text:p text:style-name="Standard"/>
      <text:p text:style-name="Standard">NNNN NNNN.NNNN = Package Daten Offset <text:s/>12 Bit 1..4096</text:p>
      <text:p text:style-name="Standard"/>
      <text:p text:style-name="P123">PD: Package Daten</text:p>
      <text:p text:style-name="P124"/>
      <text:p text:style-name="P125">DA: Datenanzahl = BN-Header.PS – sizeof(BN-Header) - sizeof(PS-Header)</text:p>
      <text:p text:style-name="P126"/>
      <text:p text:style-name="P127">Commands: CIII NNNN PD0 PD1</text:p>
      <text:p text:style-name="P128"/>
      <text:p text:style-name="P129">NNNN <text:s text:c="2"/>= Commands</text:p>
      <text:p text:style-name="P130"/>
      <text:p text:style-name="P131"/>
      <text:p text:style-name="P132">0: Ack:<text:s/>Details in PD0, PD1 commando abhänging</text:p>
      <text:p text:style-name="P133"><text:s text:c="7"/>SD0 <text:s/>= 0: Ack</text:p>
      <text:p text:style-name="Standard"><text:span text:style-name="T134"><text:s text:c="7"/></text:span>SD0 != 0: Nack</text:p>
      <text:p text:style-name="Standard"/>
      <text:p text:style-name="Standard">1: Reserviere Platz für Packet PD0+PD1&lt;&lt;16= Packet größe (max. 4096 Byte)</text:p>
      <text:p text:style-name="Standard">2: Freigeben Platz für Packet</text:p>
      <text:p text:style-name="Standard">3: Setze Checksumme für Packet <text:s/>PD0+PD1 (Aufsummierte<text:s/>Packetdaten + 1)</text:p>
      <text:p text:style-name="Standard">4: Frage Status Übertragung:</text:p>
      <text:p text:style-name="Standard"><text:s text:c="4"/>Status in PD1</text:p>
      <text:p text:style-name="Standard"><text:s text:c="8"/>0: Übertragunf komplett, kein Fehler</text:p>
      <text:p text:style-name="Standard"><text:s text:c="8"/>1: Übertragunf komplett, Checksummen Fehler</text:p>
      <text:p text:style-name="Standard"><text:s text:c="8"/>2: Übertragunf nicht komplett</text:p>
      <text:p text:style-name="Standard"/>
      <text:p text:style-name="Standard"><text:span text:style-name="T135">Acknowlege: 0III.NNNN</text:span></text:p>
      <text:p text:style-name="Standard"/>
      <text:p text:style-name="P136">NNNN <text:s text:c="2"/>= Acknowlege</text:p>
      <text:p text:style-name="P137">0: ACK</text:p>
      <text:p text:style-name="P138">1: NACK -&gt; Checksumme falsch</text:p>
      <text:p text:style-name="Standard">2: NACK -&gt; Nochmals senden</text:p>
      <text:p text:style-name="Standard">3: NACK -&gt; Package Index nicht ok</text:p>
      <text:p text:style-name="Standard">4: NACK -&gt; Package Daten Index nicht ok</text:p>
      <text:p text:style-name="Standard">5..15: frei</text:p>
      <text:p text:style-name="Standard"/>
      <text:p text:style-name="Standard"/>
      <text:p text:style-name="P139"/>
      <text:p text:style-name="Standard"/>
      <text:p text:style-name="Standard">I2C Spezial Kommandos, nur für Master/Slave nicht für Multi Master:</text:p>
      <text:p text:style-name="Standard"/>
      <text:p text:style-name="Standard"/>
      <text:p text:style-name="P140">=&gt;0001.0000: Anfrage Slave, Daten verfügbar</text:p>
      <text:p text:style-name="P141">&lt;=0001.0000 CS S0 S1 S2 S3<text:s/></text:p>
      <text:p text:style-name="P142"/>
      <text:p text:style-name="Standard">S[x]:<text:s/>Länge der Nächsten 4 Nachrichten im Buffer, 0 = keine Nachricht vorhanden</text:p>
      <text:p text:style-name="Standard">Bei keiner Nachricht im Buffer, dann I2C Nack</text:p>
      <text:p text:style-name="Standard"/>
      <text:p text:style-name="Standard">=&gt;0000.0000: Anfrage<text:s/>Nächste Nachricht</text:p>
      <text:p text:style-name="Standard">Bei keiner Nachricht im Buffer, dann I2C Nack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es, Florian</dc:creator>
    <meta:creation-date>2009-04-16T11:32:00Z</meta:creation-date>
    <dc:date>2019-10-17T12:51:00Z</dc:date>
    <meta:template xlink:href="Normal.dotm" xlink:type="simple"/>
    <meta:editing-cycles>3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5" meta:paragraph-count="7" meta:word-count="480" meta:character-count="3503" meta:row-count="25" meta:non-whitespace-character-count="3030"/>
  </office:meta>
</office:document-meta>
</file>